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officeooo:rsid="0001e014" officeooo:paragraph-rsid="00079cc3"/>
    </style:style>
    <style:style style:name="P2" style:family="paragraph" style:parent-style-name="Standard">
      <style:text-properties fo:language="ru" fo:country="RU" officeooo:rsid="00079cc3" officeooo:paragraph-rsid="00079cc3"/>
    </style:style>
    <style:style style:name="P3" style:family="paragraph" style:parent-style-name="Standard">
      <style:text-properties officeooo:rsid="00079cc3" officeooo:paragraph-rsid="00079cc3"/>
    </style:style>
    <style:style style:name="P4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officeooo:rsid="00079cc3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79cc3"/>
    </style:style>
    <style:style style:name="P6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officeooo:rsid="00079cc3" officeooo:paragraph-rsid="000833e5"/>
    </style:style>
    <style:style style:name="P7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 officeooo:rsid="00079cc3" officeooo:paragraph-rsid="000861d8"/>
    </style:style>
    <style:style style:name="P8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 officeooo:rsid="00079cc3" officeooo:paragraph-rsid="000833e5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f1115" loext:opacity="100%" style:font-name="quote-cjk-patch" fo:font-weight="bold" officeooo:rsid="00079cc3"/>
    </style:style>
    <style:style style:name="P10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color="#0f1115" loext:opacity="100%" style:font-name="quote-cjk-patch" fo:font-weight="bold" officeooo:rsid="00079cc3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f1115" loext:opacity="100%" style:font-name="quote-cjk-patch" fo:font-weight="bold" officeooo:rsid="00079cc3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f1115" loext:opacity="100%" style:font-name="quote-cjk-patch" officeooo:rsid="00079cc3"/>
    </style:style>
    <style:style style:name="P13" style:family="paragraph" style:parent-style-name="Text_20_body" style:list-style-name="L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color="#0f1115" loext:opacity="100%" style:font-name="quote-cjk-patch" officeooo:rsid="00079cc3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79cc3"/>
    </style:style>
    <style:style style:name="P15" style:family="paragraph" style:parent-style-name="Text_20_body" style:list-style-name="L4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officeooo:rsid="00079cc3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rsid="00079cc3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f1115" loext:opacity="100%" style:font-name="quote-cjk-patch" officeooo:rsid="00079cc3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f1115" loext:opacity="100%" style:font-name="quote-cjk-patch" officeooo:rsid="00079cc3"/>
    </style:style>
    <style:style style:name="P19" style:family="paragraph" style:parent-style-name="Text_20_body" style:list-style-name="L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color="#0f1115" loext:opacity="100%" style:font-name="quote-cjk-patch" officeooo:rsid="00079cc3"/>
    </style:style>
    <style:style style:name="P20" style:family="paragraph" style:parent-style-name="Standard">
      <style:text-properties fo:language="ru" fo:country="RU" officeooo:rsid="000ae309" officeooo:paragraph-rsid="000ae309"/>
    </style:style>
    <style:style style:name="T1" style:family="text">
      <style:text-properties officeooo:rsid="00026ed6"/>
    </style:style>
    <style:style style:name="T2" style:family="text">
      <style:text-properties fo:language="en" fo:country="US" officeooo:rsid="00026ed6"/>
    </style:style>
    <style:style style:name="T3" style:family="text">
      <style:text-properties fo:language="ru" fo:country="RU" officeooo:rsid="00026ed6"/>
    </style:style>
    <style:style style:name="T4" style:family="text">
      <style:text-properties fo:language="ru" fo:country="RU" officeooo:rsid="00032dd1"/>
    </style:style>
    <style:style style:name="T5" style:family="text">
      <style:text-properties fo:language="ru" fo:country="RU" officeooo:rsid="0002d642"/>
    </style:style>
    <style:style style:name="T6" style:family="text">
      <style:text-properties fo:language="ru" fo:country="RU" officeooo:rsid="0004ddf7"/>
    </style:style>
    <style:style style:name="T7" style:family="text">
      <style:text-properties fo:language="ru" fo:country="RU" officeooo:rsid="00079cc3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833e5"/>
    </style:style>
    <style:style style:name="T10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11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12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0861d8"/>
    </style:style>
    <style:style style:name="T13" style:family="text">
      <style:text-properties fo:font-variant="normal" fo:text-transform="none" fo:color="#0f1115" loext:opacity="100%" style:font-name="quote-cjk-patch" fo:font-size="12pt" fo:letter-spacing="normal" fo:font-style="normal" fo:font-weight="bold" officeooo:rsid="000861d8"/>
    </style:style>
    <style:style style:name="T14" style:family="text">
      <style:text-properties officeooo:rsid="000861d8"/>
    </style:style>
    <style:style style:name="T15" style:family="text">
      <style:text-properties fo:font-weight="bold" officeooo:rsid="000861d8"/>
    </style:style>
    <style:style style:name="T16" style:family="text">
      <style:text-properties fo:font-weight="bold"/>
    </style:style>
    <style:style style:name="T17" style:family="text">
      <style:text-properties fo:font-variant="normal" fo:text-transform="none" fo:font-size="12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bold"/>
    </style:style>
    <style:style style:name="T19" style:family="text">
      <style:text-properties fo:font-variant="normal" fo:text-transform="none" fo:font-family="Menlo, Monaco, 'Cascadia Mono', Consolas, 'Ubuntu Mono', 'DejaVu Sans Mono', 'Liberation Mono', 'JetBrains Mono', 'Fira Code', Cousine, 'Roboto Mono', 'Courier New', Courier, sans-serif, system-ui" fo:font-size="10.5pt" fo:letter-spacing="normal" fo:font-style="normal" fo:font-weight="normal" fo:background-color="#ebeef2" loext:char-shading-value="0" loext:padding="0cm" loext:border="none"/>
    </style:style>
    <style:style style:name="T20" style:family="text">
      <style:text-properties fo:font-weight="bold" officeooo:rsid="000861d8" style:font-weight-asian="bold" style:font-weight-complex="bold"/>
    </style:style>
    <style:style style:name="T21" style:family="text">
      <style:text-properties fo:language="en" fo:country="US"/>
    </style:style>
    <style:style style:name="T22" style:family="text">
      <style:text-properties officeooo:rsid="000b30b2"/>
    </style:style>
    <style:style style:name="T23" style:family="text">
      <style:text-properties officeooo:rsid="000d91de"/>
    </style:style>
    <style:style style:name="T24" style:family="text">
      <style:text-properties officeooo:rsid="000ec67d"/>
    </style:style>
    <style:style style:name="T25" style:family="text">
      <style:text-properties officeooo:rsid="001021c4"/>
    </style:style>
    <style:style style:name="T26" style:family="text">
      <style:text-properties officeooo:rsid="00109bc8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дробно рассписать что делал в отп, потому что много чего про девино и мало про отп <text:line-break/><text:line-break/><text:line-break/><text:span text:style-name="T1">проект социальных начисление в отп<text:line-break/><text:line-break/> у нас с тране есть категория граждан которым предоставляеются соц выплаты : инвалиды , матери одиночки,</text:span><text:span text:style-name="T2"> </text:span><text:span text:style-name="T3">сироты и так далее. НЕ ПЕНСИОНЕРЫ<text:line-break/>эти деньги начисляет государство то есть ОСЗН.<text:line-break/>В россии в каждом регионе свой осзн ( свой орган местный ) К сожалению в России эти оргнаы начисляют средства не централизовано . У каждого органа свой формат файла (какой кстати может быть?) <text:s/>в файле фио счет скока денег и так далее<text:line-break/>мой проект соц начислений берет на вход файлики , парсит их и отправляет запрос на перевод денег, так возвращает деньги в осзн если человек умер или поменялся счет.<text:line-break/>ОСЗН именно в своей формате отправляет данные , а мы уже подстраиваемся под них . </text:span><text:span text:style-name="T4">Также проверяем а есть ли клиент у нас которому осзн хочет отправить деньги или это вообще не наш клиент, если не наш, или ушел с нашего банка <text:s/>то отправляем инфомрацию обратно</text:span><text:span text:style-name="T3"><text:line-break/><text:line-break/>Наша система проверяет что деньги от осзн действительно поступили на счет </text:span><text:span text:style-name="T5">( проверяем это через отправку запроса в систему выплан) </text:span><text:span text:style-name="T3">и что мы не просто так по поручению файла отправляем эти деньги. То есть они должны прийти на счет ОТП<text:line-break/><text:line-break/>Также мы делаем возврат если что-то случилось. Сами начисления тоже не просто проходят, то есть идут проверки открыт ли счет у гражданина, <text:s/>есть ли деньги на счете у осзн, <text:s/>корректен ли файл. Если не совпадает то вручной режим переводим , и сотрудник отп через </text:span><text:span text:style-name="T2">UI </text:span><text:span text:style-name="T3">интерфейс руками делает . Проект бековый но есть особенности что есть админка для ручного взаимодействия для таких случаев. Функционал лк админки: Загружать файлы в ручную, оформлять начисления в ручном режме(создавать заявление на выплаты) , отменять, делать возврат, проверять статус начислений , блокировать начисления, поиск </text:span><text:span text:style-name="T5">по номеру счета ( счет соц начислений ) .<text:line-break/><text:line-break/>важный момент , что у нас мидл система) <text:line-break/>То есть мы посередине между осзн и дальше передает заявление на выплату( когда наши проверки прошли ) в систему выплат . И от них получаем ос отправили ли деньги или они вам возвращют деньги если вдруг счет заблокировался или человек умер( допустим ) </text:span><text:span text:style-name="T3"><text:line-break/><text:line-break/></text:span><text:span text:style-name="T5">важная деталь что проект социальных начислений это система микросервисов<text:line-break/>и система начислений это тоже система микросервисов <text:line-break/>Мы <text:s/>с системой начислений взимодействуем через внешние и</text:span><text:span text:style-name="T4">н</text:span><text:span text:style-name="T5">теграции . </text:span><text:span text:style-name="T6">Взаимодействие с системой выплат у нас происходит через кафку .<text:line-break/></text:span><text:span text:style-name="T7"><text:line-break/>Примерно 89 осзн и я делал око 1000 тестов под это . То есть по каждому осзн примерно по 5-10 тестов могло быть. (придумай какие могут быть? Вот примеры: счет заблокирован у клиента, надо вернуть деньги обратно в осзн , после этого формируем файлиск с причинами и отправляем это в осзн файлик) ВСЕ НА ДЖАВА тесты (энд ту эенд тесты )<text:line-break/><text:line-break/>Взаимодействие между внутренними сервисами происходит по REST.</text:span></text:p>
      <text:p text:style-name="P2">Микросервисы:</text:p>
      <text:p text:style-name="P2">socpay-core - ядро системы, оркестрирует другими сервисами</text:p>
      <text:p text:style-name="P2">socpay-notification - сервис уведомлений для сотрудников альфы о статусе начислений</text:p>
      <text:p text:style-name="P2">socpay-db - сервис взаимодействия с БД</text:p>
      <text:p text:style-name="P2">socpay-otpay-integration - сервис интеграции с системой выплат</text:p>
      <text:p text:style-name="P2"><text:soft-page-break/>socpay-backup - сервис записи и хранения бэкапов файлов выплат на всякий случай</text:p>
      <text:p text:style-name="P2">socpay-capture-integration - сервис записи и хранения логов</text:p>
      <text:p text:style-name="P2">socpay-out-integration - внешние интеграции с государственными структурами</text:p>
      <text:p text:style-name="P3"><text:span text:style-name="T8">socpay-payback - сервис возврата денежных средств<text:line-break/><text:line-break/><text:line-break/><text:line-break/></text:span><text:span text:style-name="T9">Легенда:<text:line-break/><text:line-break/></text:span><text:span text:style-name="Strong_20_Emphasis"><text:span text:style-name="T10">1. Введение в проект:</text:span></text:span><text:span text:style-name="T11"><text:line-break/>"Я работал в команде проекта «Социальные начисления» в ОТП Банке. Задача проекта — автоматизированное получение, валидация и исполнение поручений на выплаты социальных пособий от региональных органов соцзащиты (ОСЗН). </text:span><text:span text:style-name="T12">К</text:span><text:span text:style-name="T11">аждый из 89+ ОСЗН России использовал свой уникальный формат файлов (XML, CSV, TXT с разными разделителями, Excel), и нам нужно было обеспечить гибкость и надежность обработки этих данных. Система выступала миддл-сервисом между ОСЗН и внутренней системой выплат банка."</text:span></text:p>
      <text:p text:style-name="P4"><text:span text:style-name="Strong_20_Emphasis"><text:span text:style-name="T10">2. </text:span></text:span><text:span text:style-name="Strong_20_Emphasis"><text:span text:style-name="T13">З</text:span></text:span><text:span text:style-name="Strong_20_Emphasis"><text:span text:style-name="T10">она ответственности:</text:span></text:span><text:span text:style-name="T11"><text:line-break/>"Моя роль в проекте включала следующие ключевые направления:</text:span></text:p>
      <text:list text:style-name="L1">
        <text:list-item>
          <text:p text:style-name="P5"><text:span text:style-name="T14">Тестирование</text:span> и поддержка функционала парсинга входящих файлов от ОСЗН.</text:p>
        </text:list-item>
        <text:list-item>
          <text:p text:style-name="P5"><text:span text:style-name="T14">Тестирование</text:span> бизнес-логики валидации данных: проверка наличия счета в ОТП, его статуса (не заблокирован), актуальности данных получателя.</text:p>
        </text:list-item>
        <text:list-item>
          <text:p text:style-name="P5"><text:span text:style-name="T14">Тестирование</text:span> интеграции с системой выплат банка через Kafka.</text:p>
        </text:list-item>
        <text:list-item>
          <text:p text:style-name="P5">Создание и поддержка комплексных end-to-end тестов, покрывающих все сценарии работы системы, включая ошибочные.</text:p>
        </text:list-item>
        <text:list-item>
          <text:p text:style-name="P5"><text:span text:style-name="T14">Тестирование</text:span> функционала админ-панели для ручного управления начислениями."</text:p>
        </text:list-item>
      </text:list>
      <text:p text:style-name="P6"><text:span text:style-name="Strong_20_Emphasis"><text:span text:style-name="T10">3. Конкретные действия и технологии (Action):</text:span></text:span></text:p>
      <text:p text:style-name="P7"><text:span text:style-name="Strong_20_Emphasis"><text:span text:style-name="T15">3.1</text:span></text:span></text:p>
      <text:p text:style-name="P8"><text:span text:style-name="Strong_20_Emphasis"><text:span text:style-name="T16">Тест-анализ и проектирование:</text:span></text:span></text:p>
      <text:list text:style-name="L2">
        <text:list-item>
          <text:list>
            <text:list-item>
              <text:p text:style-name="P9"><text:span text:style-name="T17">"Моей основной задачей был анализ требований к новым форматам файлов от ОСЗН и проектирование комплексных </text:span><text:span text:style-name="Strong_20_Emphasis"><text:span text:style-name="T18">End-to-End тест-кейсов</text:span></text:span><text:span text:style-name="T17"> на Java. Для каждого нового региона я разрабатывал(-а) набор сценариев (порядка 5-10 на регион), покрывающих не только 'happy path', но и все возможные ошибочные и пограничные сценарии."</text:span></text:p>
            </text:list-item>
            <text:list-item>
              <text:p text:style-name="P9"><text:span text:style-name="T17">"Я активно участвовал(-а) в </text:span><text:span text:style-name="Strong_20_Emphasis"><text:span text:style-name="T18">уточнении требований</text:span></text:span><text:span text:style-name="T17"> с разработчиками и бизнес-аналитиками, чтобы убедиться, что все edge cases учтены до начала реализации."</text:span></text:p>
            </text:list-item>
          </text:list>
        </text:list-item>
        <text:list-item>
          <text:p text:style-name="P10"><text:span text:style-name="Strong_20_Emphasis"><text:span text:style-name="T18">Автоматизация E2E тестирования:</text:span></text:span></text:p>
          <text:list>
            <text:list-item>
              <text:p text:style-name="P9"><text:soft-page-break/><text:span text:style-name="T17">"Я разрабатывал(-а) и поддерживал(-а) </text:span><text:span text:style-name="Strong_20_Emphasis"><text:span text:style-name="T18">фреймворк для автоматизации E2E-тестов</text:span></text:span><text:span text:style-name="T17"> на стеке: </text:span><text:span text:style-name="Strong_20_Emphasis"><text:span text:style-name="T18">Java + REST Assured + JUnit/TestNG + Kafka Clients</text:span></text:span><text:span text:style-name="T17">. Всего было автоматизировано около 1000 сценариев."</text:span></text:p>
            </text:list-item>
            <text:list-item>
              <text:p text:style-name="P11"><text:span text:style-name="T17">"Тесты эмулировали полный цикл: загрузку файла (через API и имитацию UI для ручных случаев), его парсинг, валидацию, Orchestration основным сервисом </text:span><text:span text:style-name="Source_20_Text"><text:span text:style-name="T19">socpay-core</text:span></text:span><text:span text:style-name="T17">, взаимодействие с сервисом выплат через </text:span><text:span text:style-name="Strong_20_Emphasis"><text:span text:style-name="T18">Kafka</text:span></text:span><text:span text:style-name="T17">, проверку изменений статуса в БД и формирование ответных файлов для ОСЗН."</text:span></text:p>
            </text:list-item>
          </text:list>
        </text:list-item>
      </text:list>
      <text:p text:style-name="P8"><text:span text:style-name="Strong_20_Emphasis"><text:span text:style-name="T10"/></text:span></text:p>
      <text:p text:style-name="P8"><text:line-break/><text:span text:style-name="T20">3.2 Чуть более детально про процессы в системе не только в контексте тестирования</text:span></text:p>
      <text:list text:style-name="L3">
        <text:list-item>
          <text:p text:style-name="P12"><text:span text:style-name="Strong_20_Emphasis"><text:span text:style-name="T18">Про технологии:</text:span></text:span><text:span text:style-name="T17"> "Проект был реализован на </text:span><text:span text:style-name="Strong_20_Emphasis"><text:span text:style-name="T18">Java 17</text:span></text:span><text:span text:style-name="T17"> с использованием </text:span><text:span text:style-name="Strong_20_Emphasis"><text:span text:style-name="T18">Spring Boot</text:span></text:span><text:span text:style-name="T17"> (Spring Web, Spring Data JPA) для микросервисов. Взаимодействие между </text:span><text:span text:style-name="Emphasis"><text:span text:style-name="T17">нашими внутренними сервисами</text:span></text:span><text:span text:style-name="T17"> (</text:span><text:span text:style-name="Source_20_Text"><text:span text:style-name="T19">socpay-core</text:span></text:span><text:span text:style-name="T17">, </text:span><text:span text:style-name="Source_20_Text"><text:span text:style-name="T19">socpay-db</text:span></text:span><text:span text:style-name="T17">, </text:span><text:span text:style-name="Source_20_Text"><text:span text:style-name="T19">socpay-notification</text:span></text:span><text:span text:style-name="T17">) строилось по </text:span><text:span text:style-name="Strong_20_Emphasis"><text:span text:style-name="T18">REST HTTP API</text:span></text:span><text:span text:style-name="T17">. Интеграция с внешними системами, такими как Система выплат (OTPay) и Система проверки счетов (Account Verification Service), осуществлялась асинхронно через </text:span><text:span text:style-name="Strong_20_Emphasis"><text:span text:style-name="T18">Apache Kafka</text:span></text:span><text:span text:style-name="T17"> для обеспечения надежности и избежания блокирующих вызовов. Данные хранились в </text:span><text:span text:style-name="Strong_20_Emphasis"><text:span text:style-name="T18">PostgreSQL</text:span></text:span><text:span text:style-name="T17">."</text:span></text:p>
        </text:list-item>
        <text:list-item>
          <text:p text:style-name="P12"><text:span text:style-name="Strong_20_Emphasis"><text:span text:style-name="T18">Про процесс обработки :</text:span></text:span><text:span text:style-name="T17"> "Мой код в </text:span><text:span text:style-name="Source_20_Text"><text:span text:style-name="T19">socpay-core</text:span></text:span><text:span text:style-name="T17"> получал файл, определял его источник и выбирал соответствующий парсер. После парсинга данные проходили цепочку валидаторов. </text:span><text:span text:style-name="Strong_20_Emphasis"><text:span text:style-name="T18">Критически важная проверка статуса счета выполнялась не через прямой запрос в БД, а путем отправки события-запроса в Kafka-топик, который потребляла внешняя «Система проверки счетов» .</text:span></text:span><text:span text:style-name="T17"> Эта система проверяла, активен ли счет, не заблокирован ли он, и отправляла ответный статус в другой топик Kafka, который слушал наш </text:span><text:span text:style-name="Source_20_Text"><text:span text:style-name="T19">socpay-core</text:span></text:span><text:span text:style-name="T17">. Только получив положительный ответ, мы формировали финальное событие </text:span><text:span text:style-name="Source_20_Text"><text:span text:style-name="T19">PaymentEvent</text:span></text:span><text:span text:style-name="T17"> и отправляли его в основной топик для системы выплат (</text:span><text:span text:style-name="Source_20_Text"><text:span text:style-name="T19">OTPay</text:span></text:span><text:span text:style-name="T17">)."</text:span></text:p>
        </text:list-item>
        <text:list-item>
          <text:p text:style-name="P12"><text:span text:style-name="Strong_20_Emphasis"><text:span text:style-name="T18">Про обработку ошибок и возвраты:</text:span></text:span><text:span text:style-name="T17"> "Если мы получали от системы проверки счетов статус </text:span><text:span text:style-name="Source_20_Text"><text:span text:style-name="T19">ACCOUNT_BLOCKED</text:span></text:span><text:span text:style-name="T17"> или </text:span><text:span text:style-name="Source_20_Text"><text:span text:style-name="T19">ACCOUNT_NOT_FOUND</text:span></text:span><text:span text:style-name="T17">, заявление переводилось в статус </text:span><text:span text:style-name="Source_20_Text"><text:span text:style-name="T19">ERROR</text:span></text:span><text:span text:style-name="T17">. Информация об ошибке записывалась, и для ОСЗН формировался файл-отчет с причиной отказа."</text:span></text:p>
        </text:list-item>
        <text:list-item>
          <text:p text:style-name="P13"><text:span text:style-name="Strong_20_Emphasis"><text:span text:style-name="T18">Про тесты:</text:span></text:span><text:span text:style-name="T17"> "E2E тесты должны были отражать эту асинхронную архитектуру. Я писал тесты, где:</text:span></text:p>
          <text:list>
            <text:list-item>
              <text:p text:style-name="P12"><text:span text:style-name="Source_20_Text"><text:span text:style-name="T19">socpay-core</text:span></text:span><text:span text:style-name="T17"> отправлял запрос в топик </text:span><text:span text:style-name="Source_20_Text"><text:span text:style-name="T19">account-check-request</text:span></text:span><text:span text:style-name="T17">.</text:span></text:p>
            </text:list-item>
            <text:list-item>
              <text:p text:style-name="P12"><text:span text:style-name="T17">Тест сам имитировал внешнюю систему, потребляя это сообщение и отправляя ответ в топик </text:span><text:span text:style-name="Source_20_Text"><text:span text:style-name="T19">account-check-response</text:span></text:span><text:span text:style-name="T17"> с нужным статусом (например, </text:span><text:span text:style-name="Source_20_Text"><text:span text:style-name="T19">OK</text:span></text:span><text:span text:style-name="T17"> или </text:span><text:span text:style-name="Source_20_Text"><text:span text:style-name="T19">BLOCKED</text:span></text:span><text:span text:style-name="T17">).</text:span></text:p>
            </text:list-item>
            <text:list-item>
              <text:p text:style-name="P12"><text:span text:style-name="T17">Далее тест проверял, ушло ли в итоге сообщение в топик для выплат </text:span><text:span text:style-name="Source_20_Text"><text:span text:style-name="T19">payment-order</text:span></text:span><text:span text:style-name="T17"> или же был создан отчет об ошибке."</text:span></text:p>
            </text:list-item>
          </text:list>
        </text:list-item>
      </text:list>
      <text:list xml:id="list2962800430" text:style-name="L4">
        <text:list-item>
          <text:p text:style-name="P14"/>
        </text:list-item>
        <text:list-item>
          <text:p text:style-name="P15"><text:soft-page-break/><text:span text:style-name="Strong_20_Emphasis"><text:span text:style-name="T10">Про тесты (сделает твой рассказ сильным!):</text:span></text:span><text:span text:style-name="T11"> "Чтобы обеспечить надежность, я разработал около 1000 end-to-end тестов, которые имитировали полный цикл работы системы. Вот ключевые сценарии, которые они покрывали:</text:span></text:p>
        </text:list-item>
      </text:list>
      <text:p text:style-name="P16"><text:span text:style-name="Strong_20_Emphasis"><text:span text:style-name="T16"/></text:span></text:p>
      <text:list text:style-name="L5">
        <text:list-item>
          <text:list>
            <text:list-item>
              <text:p text:style-name="P17"><text:span text:style-name="Strong_20_Emphasis"><text:span text:style-name="T18">Успешное начисление:</text:span></text:span><text:span text:style-name="T17"> Корректный файл -&gt; деньги списываются счета ОСЗН -&gt; зачисляются на счет клиента -&gt; статус в системе "Успешно".</text:span></text:p>
            </text:list-item>
            <text:list-item>
              <text:p text:style-name="P17"><text:span text:style-name="Strong_20_Emphasis"><text:span text:style-name="T18">Клиент не найден:</text:span></text:span><text:span text:style-name="T17"> Файл с данными клиента, которого нет в ОТП -&gt; система формирует файл-отказ с причиной "Клиент не найден" и отправляет в ОСЗН.</text:span></text:p>
            </text:list-item>
            <text:list-item>
              <text:p text:style-name="P18"><text:span text:style-name="Strong_20_Emphasis"><text:span text:style-name="T18">Возврат средств (Откат транзакции):</text:span></text:span><text:span text:style-name="T17"> Имитация события от системы выплат (через Kafka) о том, что счет клиента заблокирован -&gt; проверка, что система инициирует возврат денег через сервис </text:span><text:span text:style-name="Source_20_Text"><text:span text:style-name="T19">socpay-payback</text:span></text:span><text:span text:style-name="T17"> и уведомляет ОСЗН.</text:span></text:p>
            </text:list-item>
            <text:list-item>
              <text:p text:style-name="P17"><text:span text:style-name="Strong_20_Emphasis"><text:span text:style-name="T18">Невалидный формат файла:</text:span></text:span><text:span text:style-name="T17"> Загрузка битого XML/CSV -&gt; проверка корректности ошибки валидации и ее отображения в UI для ручного разбора.</text:span></text:p>
            </text:list-item>
            <text:list-item>
              <text:p text:style-name="P17"><text:span text:style-name="Strong_20_Emphasis"><text:span text:style-name="T18">Ручная обработка через админку:</text:span></text:span><text:span text:style-name="T17"> Тестирование функционала UI: поиск по счету, принудительное создание заявления на выплату, отмена ошибочных начислений.</text:span></text:p>
            </text:list-item>
          </text:list>
        </text:list-item>
      </text:list>
      <text:p text:style-name="P16"/>
      <text:p text:style-name="P16"/>
      <text:list text:continue-numbering="true" text:style-name="L5">
        <text:list-item>
          <text:p text:style-name="P19"><text:span text:style-name="Strong_20_Emphasis"><text:span text:style-name="T18">Работа с инфраструктурой и CI/CD:</text:span></text:span></text:p>
          <text:list>
            <text:list-item>
              <text:p text:style-name="P17"><text:span text:style-name="T17">"Интегрировал(-а) автотесты в </text:span><text:span text:style-name="Strong_20_Emphasis"><text:span text:style-name="T18">Jenkins/GitLab CI</text:span></text:span><text:span text:style-name="T17">, чтобы они запускались при коммите в определенные ветки и для ночных регрессионных прогонов."</text:span></text:p>
            </text:list-item>
            <text:list-item>
              <text:p text:style-name="P17"><text:span text:style-name="T17">"Для тестирования использовались </text:span><text:span text:style-name="Strong_20_Emphasis"><text:span text:style-name="T18">специально развернутые стенды</text:span></text:span><text:span text:style-name="T17">, максимально приближенные к продовой среде, включая все микросервисы, Kafka и заглушки (mocks) для внешних систем (ОСЗН и система выплат), чтобы не зависеть от них."</text:span></text:p>
            </text:list-item>
          </text:list>
        </text:list-item>
        <text:list-item>
          <text:p text:style-name="P19"><text:span text:style-name="Strong_20_Emphasis"><text:span text:style-name="T18">Баги и отчетность:</text:span></text:span></text:p>
          <text:list>
            <text:list-item>
              <text:p text:style-name="P18"><text:span text:style-name="T17">"Все обнаруженные дефекты оформлял(-а) в </text:span><text:span text:style-name="Strong_20_Emphasis"><text:span text:style-name="T18">Jira</text:span></text:span><text:span text:style-name="T17">. Важной частью было не просто найти баг, а проанализировать лог-файлы (через </text:span><text:span text:style-name="Source_20_Text"><text:span text:style-name="T19">socpay-capture-integration</text:span></text:span><text:span text:style-name="T17">), чтобы точно определить, в каком микросервисе произошел сбой, и приложить эти данные к отчету.</text:span></text:p>
            </text:list-item>
          </text:list>
        </text:list-item>
      </text:list>
      <text:list text:continue-list="list2962800430" text:style-name="L4">
        <text:list-item>
          <text:list>
            <text:list-item>
              <text:p text:style-name="P14"><text:line-break/>Тесты поднимали всю инфраструктуру в Docker-контейнерах с помощью Testcontainers, что делало их максимально приближенными к продакшену."</text:p>
            </text:list-item>
          </text:list>
        </text:list-item>
      </text:list>
      <text:p text:style-name="P4"><text:span text:style-name="Strong_20_Emphasis"><text:span text:style-name="T10">4. Результат (Result):</text:span></text:span><text:span text:style-name="T11"><text:line-break/>"В результате нашей работы мы автоматизировали процесс социальных начислений, сократив время обработки заявок с нескольких дней до нескольких часов и минимизировав количество ручных операций. Система стабильно обрабатывала файлы от всех 89+ ОСЗН, а разработанная мной система тестов позволяла уверенно вносить изменения в код, не боясь сломать существующую функциональность."</text:span></text:p>
      <text:p text:style-name="P20"><text:soft-page-break/>Попросить <text:span text:style-name="T21">gpt </text:span>чтобы привела пример где ручное тестирование нельзя было автотестом заменить <text:line-break/><text:line-break/><text:span text:style-name="T22">ВОПРОС КОГДА АВТОМАТИЗ</text:span><text:span text:style-name="T23">ИРОВАТЬ МОЖНО А КОГДА НЕЛЬЗЯ<text:line-break/>ЧТО ВНАЧАЛЕ ОТЛОЖИМ ОТ АВТОМАТИЗАЦИИ А ЧТО РУЧНЫМ МЫ БУДЕМ ПРОВЕРЯТЬ . </text:span><text:span text:style-name="T24">Видимо вопрос с подковыркой был. Звучал так : получаем список тест кейсов что будет автоматизировать сразу что вручную проверять , на что ставить преоритизацию. Я бы сказал что если надо протестировать и вводить в прод. То все руками сделал бы. А потом бы уже написал автотесты для смок и регреса <text:line-break/><text:line-break/></text:span><text:span text:style-name="T25">В чем разница смок и сантирное тестирование <text:line-break/></text:span><text:span text:style-name="T26">коменты Льву. Я Бы сделал негативный тест. Но надо было позитивный<text:line-break/><text:line-break/><text:line-break/><text:line-break/>По индексам вопрос спрашивают норм так , повсчему если они ускоряют поиск нельзя тогда все индексами сделать. Где золотоая середин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19:59:07.176203500</meta:creation-date>
    <dc:date>2025-09-06T19:01:25.170516400</dc:date>
    <meta:editing-duration>PT8H44M51S</meta:editing-duration>
    <meta:editing-cycles>12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47" meta:word-count="1496" meta:character-count="10308" meta:non-whitespace-character-count="8854"/>
  </office:meta>
</office:document-meta>
</file>